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7417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1.4563in"/>
    </style:style>
    <style:style style:name="co5" style:family="table-column">
      <style:table-column-properties fo:break-before="auto" style:column-width="0.9043in"/>
    </style:style>
    <style:style style:name="co6" style:family="table-column">
      <style:table-column-properties fo:break-before="auto" style:column-width="0.5402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0.7984in"/>
    </style:style>
    <style:style style:name="co9" style:family="table-column">
      <style:table-column-properties fo:break-before="auto" style:column-width="1.245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5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ext-properties fo:language="en" fo:country="US"/>
    </style:style>
    <style:style style:name="ce8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1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50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bold" style:font-name-complex="Lucidasans" style:font-size-complex="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8pt" style:language-asian="zxx" style:country-asian="none" style:font-style-asian="normal" style:font-weight-asian="normal" style:font-name-complex="Lucidasans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5" table:default-cell-style-name="ce1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8" table:number-columns-repeated="242" table:default-cell-style-name="ce5"/>
        <table:table-column table:style-name="co10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1.18844341233522">
            <text:p>1.18844</text:p>
          </table:table-cell>
          <table:table-cell table:formula="of:=NPV([.C2];[.D2:.G2])" office:value-type="currency" office:currency="USD" office:value="1.18844341233522">
            <text:p>$1.19</text:p>
          </table:table-cell>
          <table:table-cell table:style-name="ce8" office:value-type="percentage" office:value="0.1">
            <text:p>10%</text:p>
          </table:table-cell>
          <table:table-cell table:style-name="ce9" office:value-type="float" office:value="-10">
            <text:p>-1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2">
            <text:p>4.2</text:p>
          </table:table-cell>
          <table:table-cell table:style-name="ce9" office:value-type="float" office:value="6.8">
            <text:p>6.8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V</text:p>
          </table:table-cell>
          <table:table-cell table:style-name="ce17"/>
          <table:table-cell/>
          <table:table-cell/>
          <table:table-cell table:style-name="Default" table:formula="of:=IF(ISBLANK([.M2]);[.A2];[.M2])" office:value-type="float" office:value="1.18844341233522">
            <text:p>1.18844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.92206155493236">
            <text:p>1.92206</text:p>
          </table:table-cell>
          <table:table-cell table:formula="of:=NPV([.C3];[.E3:.I3])+[.D3]" office:value-type="currency" office:currency="USD" office:value="1.92206155493236">
            <text:p>$1.92</text:p>
          </table:table-cell>
          <table:table-cell table:style-name="ce8" office:value-type="percentage" office:value="0.08">
            <text:p>8%</text:p>
          </table:table-cell>
          <table:table-cell table:style-name="ce10" office:value-type="float" office:value="-40">
            <text:p>-40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.2">
            <text:p>9.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4.5">
            <text:p>14.5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42in" svg:height="0.7744in" svg:x="15.1685in" svg:y="0.4272in" draw:caption-point-x="-0.1697in" draw:caption-point-y="0.076in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]);[.A3];[.M3])" office:value-type="float" office:value="1.92206155493236">
            <text:p>1.92206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/>
          <table:table-cell table:style-name="ce10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625220116777321">
            <text:p>0.06252</text:p>
          </table:table-cell>
          <table:table-cell table:formula="of:=MIRR([.C5:.G5];[.H5];[.I5])" office:value-type="percentage" office:value="0.0625220116777321">
            <text:p>6.25%</text:p>
          </table:table-cell>
          <table:table-cell table:style-name="ce9" office:value-type="float" office:value="-120">
            <text:p>-12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37">
            <text:p>37</text:p>
          </table:table-cell>
          <table:table-cell table:style-name="ce8" office:value-type="percentage" office:value="0.1">
            <text:p>10%</text:p>
          </table:table-cell>
          <table:table-cell table:style-name="ce8" office:value-type="percentage" office:value="0.12">
            <text:p>12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RR</text:p>
          </table:table-cell>
          <table:table-cell table:style-name="ce17"/>
          <table:table-cell office:value-type="string">
            <office:annotation draw:style-name="gr1" draw:text-style-name="P1" svg:width="1.4075in" svg:height="0.7772in" svg:x="13.9374in" svg:y="0.7917in" draw:caption-point-x="1.0614in" draw:caption-point-y="0.0748in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/>
          <table:table-cell table:style-name="Default" table:formula="of:=IF(ISBLANK([.M5]);[.A5];[.M5])" office:value-type="float" office:value="0.0625220116777321">
            <text:p>0.06252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866309480365316">
            <text:p>0.08663</text:p>
          </table:table-cell>
          <table:table-cell table:formula="of:=IRR([.C7:.H7])" office:value-type="percentage" office:value="0.0866309480365316">
            <text:p>8.66%</text:p>
          </table:table-cell>
          <table:table-cell table:style-name="ce9" office:value-type="float" office:value="-70">
            <text:p>-7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6">
            <text:p>26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IRR</text:p>
          </table:table-cell>
          <table:table-cell table:style-name="ce17"/>
          <table:table-cell/>
          <table:table-cell/>
          <table:table-cell table:style-name="Default" table:formula="of:=IF(ISBLANK([.M7]);[.A7];[.M7])" office:value-type="float" office:value="0.0866309480365316">
            <text:p>0.08663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-0.443506941334741">
            <text:p>-0.44351</text:p>
          </table:table-cell>
          <table:table-cell table:formula="of:=IRR([.C8:.E8];[.F8])" office:value-type="percentage" office:value="-0.443506941334741">
            <text:p>-44.35%</text:p>
          </table:table-cell>
          <table:table-cell table:style-name="ce9" office:value-type="float" office:value="-70">
            <text:p>-7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8" office:value-type="percentage" office:value="-0.1">
            <text:p>-10%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]);[.A8];[.M8])" office:value-type="float" office:value="-0.443506941334741">
            <text:p>-0.44351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.0518816549542123">
            <text:p>0.05188</text:p>
          </table:table-cell>
          <table:table-cell table:formula="of:=IRR([.C9:.G9])" office:value-type="percentage" office:value="0.0518816549542123">
            <text:p>5.19%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-50">
            <text:p>-50</text:p>
          </table:table-cell>
          <table:table-cell table:style-name="ce9" office:value-type="float" office:value="-30">
            <text:p>-30</text:p>
          </table:table-cell>
          <table:table-cell table:style-name="ce9" office:value-type="float" office:value="-20">
            <text:p>-20</text:p>
          </table:table-cell>
          <table:table-cell table:style-name="ce9" office:value-type="float" office:value="-10">
            <text:p>-1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]);[.A9];[.M9])" office:value-type="float" office:value="0.0518816549542123">
            <text:p>0.05188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IRR([.C10:.G10])" office:value-type="percentage" office:value="0">
            <text:p>Err:523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1">
            <text:p>2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23</text:p>
          </table:table-cell>
          <table:table-cell/>
          <table:table-cell/>
          <table:table-cell table:style-name="Default" table:formula="of:=IF(ISBLANK([.M10]);[.A10];[.M10])" office:value-type="string" office:string-value="Err:523">
            <text:p>Err:523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752.96176">
            <text:p>2752.96176</text:p>
          </table:table-cell>
          <table:table-cell table:formula="of:=DB([.C12];[.D12];[.E12];[.F12])" office:value-type="currency" office:currency="USD" office:value="2752.96176">
            <text:p>$2,752.96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B</text:p>
          </table:table-cell>
          <table:table-cell table:style-name="ce17"/>
          <table:table-cell/>
          <table:table-cell/>
          <table:table-cell table:style-name="Default" table:formula="of:=IF(ISBLANK([.M12]);[.A12];[.M12])" office:value-type="float" office:value="2752.96176">
            <text:p>2752.96176</text:p>
          </table:table-cell>
          <table:table-cell table:style-name="Default"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1003.42346803098">
            <text:p>1003.42347</text:p>
          </table:table-cell>
          <table:table-cell table:formula="of:=DB([.C13];[.D13];[.E13];[.F13])" office:value-type="currency" office:currency="USD" office:value="1003.42346803098">
            <text:p>$1,003.4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]);[.A13];[.M13])" office:value-type="float" office:value="1003.42346803098">
            <text:p>1003.42347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284.177276717334">
            <text:p>284.17728</text:p>
          </table:table-cell>
          <table:table-cell table:formula="of:=DB([.C14];[.D14];[.E14];[.F14])" office:value-type="currency" office:currency="USD" office:value="284.177276717334">
            <text:p>$284.18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]);[.A14];[.M14])" office:value-type="float" office:value="284.177276717334">
            <text:p>284.17728</text:p>
          </table:table-cell>
          <table:table-cell table:style-name="Default"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1605.89436">
            <text:p>1605.89436</text:p>
          </table:table-cell>
          <table:table-cell table:formula="of:=DB([.C15];[.D15];[.E15];[.F15];[.G15])" office:value-type="currency" office:currency="USD" office:value="1605.89436">
            <text:p>$1,605.8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5]);[.A15];[.M15])" office:value-type="float" office:value="1605.89436">
            <text:p>1605.89436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1123.41672916939">
            <text:p>1123.41673</text:p>
          </table:table-cell>
          <table:table-cell table:formula="of:=DB([.C16];[.D16];[.E16];[.F16];[.G16])" office:value-type="currency" office:currency="USD" office:value="1123.41672916939">
            <text:p>$1,123.4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6]);[.A16];[.M16])" office:value-type="float" office:value="1123.41672916939">
            <text:p>1123.41673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103.004395543481">
            <text:p>103.0044</text:p>
          </table:table-cell>
          <table:table-cell table:formula="of:=DB([.C17];[.D17];[.E17];[.F17];[.G17])" office:value-type="currency" office:currency="USD" office:value="103.004395543481">
            <text:p>$103.0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7">
            <text:p>7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7]);[.A17];[.M17])" office:value-type="float" office:value="103.004395543481">
            <text:p>103.0044</text:p>
          </table:table-cell>
          <table:table-cell table:style-name="Default"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469.024">
            <text:p>2469.024</text:p>
          </table:table-cell>
          <table:table-cell table:formula="of:=DDB([.C19];[.D19];[.E19];[.F19])" office:value-type="currency" office:currency="USD" office:value="2469.024">
            <text:p>$2,469.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DB</text:p>
          </table:table-cell>
          <table:table-cell table:style-name="ce17"/>
          <table:table-cell/>
          <table:table-cell/>
          <table:table-cell table:style-name="Default" table:formula="of:=IF(ISBLANK([.M19]);[.A19];[.M19])" office:value-type="float" office:value="2469.024">
            <text:p>2469.024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904.545157460532">
            <text:p>904.54516</text:p>
          </table:table-cell>
          <table:table-cell table:formula="of:=DDB([.C20];[.D20];[.E20];[.F20])" office:value-type="currency" office:currency="USD" office:value="904.545157460532">
            <text:p>$904.55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.5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0]);[.A20];[.M20])" office:value-type="float" office:value="904.545157460532">
            <text:p>904.54516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31.386791657472">
            <text:p>331.38679</text:p>
          </table:table-cell>
          <table:table-cell table:formula="of:=DDB([.C21];[.D21];[.E21];[.F21])" office:value-type="currency" office:currency="USD" office:value="331.386791657472">
            <text:p>$331.3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1]);[.A21];[.M21])" office:value-type="float" office:value="331.386791657472">
            <text:p>331.38679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851.768">
            <text:p>1851.768</text:p>
          </table:table-cell>
          <table:table-cell table:formula="of:=DDB([.C22];[.D22];[.E22];[.F22];[.G22])" office:value-type="currency" office:currency="USD" office:value="1851.768">
            <text:p>$1,851.7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2]);[.A22];[.M22])" office:value-type="float" office:value="1851.768">
            <text:p>1851.768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891.192946596795">
            <text:p>891.19295</text:p>
          </table:table-cell>
          <table:table-cell table:formula="of:=DDB([.C23];[.D23];[.E23];[.F23];[.G23])" office:value-type="currency" office:currency="USD" office:value="891.192946596795">
            <text:p>$891.19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3]);[.A23];[.M23])" office:value-type="float" office:value="891.192946596795">
            <text:p>891.19295</text:p>
          </table:table-cell>
          <table:table-cell table:style-name="Default"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formula="of:=DDB([.C24];[.D24];[.E24];[.F24];[.G24])" office:value-type="currency" office:currency="USD" office:value="428.900849384955">
            <text:p>$428.9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5">
            <text:p>1.5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4]);[.A24];[.M24])" office:value-type="float" office:value="428.900849384954">
            <text:p>428.90085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formula="of:=DDB([.C25];[.D25];[.E25];[.F25];[.G25])" office:value-type="currency" office:currency="USD" office:value="11357.47">
            <text:p>$11,357.4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.1">
            <text:p>10.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5]);[.A25];[.M25])" office:value-type="float" office:value="11357.47">
            <text:p>11357.47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DB([.C26];[.D26];[.E26];[.F26];[.G26])" office:value-type="currency" office:currency="USD" office:value="0">
            <text:p>$0.0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001">
            <text:p>1.001</text:p>
          </table:table-cell>
          <table:table-cell table:style-name="ce9" office:value-type="float" office:value="10.1">
            <text:p>10.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6]);[.A26];[.M26])" office:value-type="float" office:value="0">
            <text:p>0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250">
            <text:p>2250</text:p>
          </table:table-cell>
          <table:table-cell table:formula="of:=SLN([.C28];[.D28];[.E28])" office:value-type="currency" office:currency="USD" office:value="2250">
            <text:p>$2,250.00</text:p>
          </table:table-cell>
          <table:table-cell table:style-name="ce10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SLN</text:p>
          </table:table-cell>
          <table:table-cell table:style-name="ce17"/>
          <table:table-cell/>
          <table:table-cell/>
          <table:table-cell table:style-name="Default" table:formula="of:=IF(ISBLANK([.M28]);[.A28];[.M28])" office:value-type="float" office:value="2250">
            <text:p>2250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2247.77222777223">
            <text:p>2247.77223</text:p>
          </table:table-cell>
          <table:table-cell table:formula="of:=SLN([.C29];[.D29];[.E29])" office:value-type="currency" office:currency="USD" office:value="2247.77222777223">
            <text:p>$2,247.77</text:p>
          </table:table-cell>
          <table:table-cell table:style-name="ce10" office:value-type="float" office:value="29999.95">
            <text:p>29999.95</text:p>
          </table:table-cell>
          <table:table-cell table:style-name="ce9" office:value-type="float" office:value="7499.75">
            <text:p>7499.75</text:p>
          </table:table-cell>
          <table:table-cell table:style-name="ce9" office:value-type="float" office:value="10.01">
            <text:p>10.01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9]);[.A29];[.M29])" office:value-type="float" office:value="2247.77222777223">
            <text:p>2247.77223</text:p>
          </table:table-cell>
          <table:table-cell table:style-name="Default"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4090.90909090909">
            <text:p>4090.90909</text:p>
          </table:table-cell>
          <table:table-cell table:formula="of:=SYD([.C31];[.D31];[.E31];[.F31])" office:value-type="currency" office:currency="USD" office:value="4090.90909090909">
            <text:p>$4,090.91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SYD</text:p>
          </table:table-cell>
          <table:table-cell table:style-name="ce17"/>
          <table:table-cell/>
          <table:table-cell/>
          <table:table-cell table:style-name="Default" table:formula="of:=IF(ISBLANK([.M31]);[.A31];[.M31])" office:value-type="float" office:value="4090.90909090909">
            <text:p>4090.90909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409.090909090909">
            <text:p>409.09091</text:p>
          </table:table-cell>
          <table:table-cell table:formula="of:=SYD([.C32];[.D32];[.E32];[.F32])" office:value-type="currency" office:currency="USD" office:value="409.090909090909">
            <text:p>$409.09</text:p>
          </table:table-cell>
          <table:table-cell table:style-name="ce9" office:value-type="float" office:value="30000">
            <text:p>30000</text:p>
          </table:table-cell>
          <table:table-cell table:style-name="ce9" office:value-type="float" office:value="7500">
            <text:p>75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2]);[.A32];[.M32])" office:value-type="float" office:value="409.090909090909">
            <text:p>409.09091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3270.60046220809">
            <text:p>3270.60046</text:p>
          </table:table-cell>
          <table:table-cell table:formula="of:=SYD([.C33];[.D33];[.E33];[.F33])" office:value-type="currency" office:currency="USD" office:value="3270.60046220809">
            <text:p>$3,270.60</text:p>
          </table:table-cell>
          <table:table-cell table:style-name="ce10" office:value-type="float" office:value="29999.95">
            <text:p>29999.95</text:p>
          </table:table-cell>
          <table:table-cell table:style-name="ce9" office:value-type="float" office:value="7499.75">
            <text:p>7499.75</text:p>
          </table:table-cell>
          <table:table-cell table:style-name="ce9" office:value-type="float" office:value="10.01">
            <text:p>10.01</text:p>
          </table:table-cell>
          <table:table-cell table:style-name="ce9" office:value-type="float" office:value="3">
            <text:p>3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3]);[.A33];[.M33])" office:value-type="float" office:value="3270.60046220809">
            <text:p>3270.60046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1"/>
          <table:table-cell table:style-name="ce9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581.40337406014">
            <text:p>2581.40337</text:p>
          </table:table-cell>
          <table:table-cell table:formula="of:=FV([.C35];[.D35];[.E35];[.F35];[.G35])" office:value-type="currency" office:currency="USD" office:value="2581.40337406014">
            <text:p>$2,581.40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-500">
            <text:p>-5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FV</text:p>
          </table:table-cell>
          <table:table-cell table:style-name="ce17"/>
          <table:table-cell office:value-type="string">
            <office:annotation draw:style-name="gr1" draw:text-style-name="P1" svg:width="1.4118in" svg:height="0.7736in" svg:x="14.6843in" svg:y="6.2374in" draw:caption-point-x="0.3146in" draw:caption-point-y="0.1236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5]);[.A35];[.M35])" office:value-type="float" office:value="2581.40337406014">
            <text:p>2581.40337</text:p>
          </table:table-cell>
          <table:table-cell table:style-name="Default"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12682.503013197">
            <text:p>12682.50301</text:p>
          </table:table-cell>
          <table:table-cell table:formula="of:=FV([.C36];[.D36];[.E36])" office:value-type="currency" office:currency="USD" office:value="12682.503013197">
            <text:p>$12,682.50</text:p>
          </table:table-cell>
          <table:table-cell table:style-name="ce11" office:value-type="percentage" office:value="0.01">
            <text:p>1.0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59in" svg:x="14.6843in" svg:y="6.4122in" draw:caption-point-x="0.3146in" draw:caption-point-y="0.134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6]);[.A36];[.M36])" office:value-type="float" office:value="12682.503013197">
            <text:p>12682.50301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82898.0651431564">
            <text:p>82898.06514</text:p>
          </table:table-cell>
          <table:table-cell table:formula="of:=FV([.C37];[.D37];[.E37];0;[.F37])" office:value-type="currency" office:currency="USD" office:value="82898.0651431564">
            <text:p>$82,898.07</text:p>
          </table:table-cell>
          <table:table-cell table:style-name="ce11" office:value-type="percentage" office:value="0.0092">
            <text:p>0.92%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-2000">
            <text:p>-2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59in" svg:x="14.6843in" svg:y="6.5976in" draw:caption-point-x="0.3146in" draw:caption-point-y="0.134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7]);[.A37];[.M37])" office:value-type="float" office:value="82898.0651431564">
            <text:p>82898.06514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2301.40183034091">
            <text:p>2301.40183</text:p>
          </table:table-cell>
          <table:table-cell table:formula="of:=FV([.C38];[.D38];[.E38];[.F38];[.G38])" office:value-type="currency" office:currency="USD" office:value="2301.40183034091">
            <text:p>$2,301.40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921in" svg:x="14.6843in" svg:y="6.7831in" draw:caption-point-x="0.3146in" draw:caption-point-y="0.134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8]);[.A38];[.M38])" office:value-type="float" office:value="2301.40183034091">
            <text:p>2301.40183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2295.23404915446">
            <text:p>2295.23405</text:p>
          </table:table-cell>
          <table:table-cell table:formula="of:=FV([.C39];[.D39];[.E39];[.F39])" office:value-type="currency" office:currency="USD" office:value="2295.23404915446">
            <text:p>$2,295.23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82in" svg:x="14.6843in" svg:y="6.9685in" draw:caption-point-x="0.3146in" draw:caption-point-y="0.134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39]);[.A39];[.M39])" office:value-type="float" office:value="2295.23404915446">
            <text:p>2295.23405</text:p>
          </table:table-cell>
          <table:table-cell table:style-name="Default"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2200">
            <text:p>2200</text:p>
          </table:table-cell>
          <table:table-cell table:formula="of:=FV([.C40];[.D40];[.E40];[.F40])" office:value-type="currency" office:currency="USD" office:value="2200">
            <text:p>$2,2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82in" svg:x="14.6843in" svg:y="7.1539in" draw:caption-point-x="0.3146in" draw:caption-point-y="0.134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0]);[.A40];[.M40])" office:value-type="float" office:value="2200">
            <text:p>2200</text:p>
          </table:table-cell>
          <table:table-cell table:style-name="Default"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11"/>
          <table:table-cell table:style-name="ce9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59.6738656742946">
            <text:p>59.67387</text:p>
          </table:table-cell>
          <table:table-cell table:formula="of:=NPER([.C42];[.D42];[.E42];[.F42];[.G42])" office:value-type="float" office:value="59.6738656742946">
            <text:p>59.67387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ER</text:p>
          </table:table-cell>
          <table:table-cell table:style-name="ce17"/>
          <table:table-cell office:value-type="string">
            <office:annotation draw:style-name="gr1" draw:text-style-name="P1" svg:width="1.4118in" svg:height="0.7933in" svg:x="14.6843in" svg:y="7.4988in" draw:caption-point-x="0.3146in" draw:caption-point-y="0.1528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2]);[.A42];[.M42])" office:value-type="float" office:value="59.6738656742946">
            <text:p>59.67387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60.0821228537617">
            <text:p>60.08212</text:p>
          </table:table-cell>
          <table:table-cell table:formula="of:=NPER([.C43];[.D43];[.E43];[.F43])" office:value-type="float" office:value="60.0821228537617">
            <text:p>60.08212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59in" svg:x="14.6843in" svg:y="7.6933in" draw:caption-point-x="0.3146in" draw:caption-point-y="0.1437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3]);[.A43];[.M43])" office:value-type="float" office:value="60.0821228537617">
            <text:p>60.08212</text:p>
          </table:table-cell>
          <table:table-cell table:style-name="Default"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90">
            <text:p>90</text:p>
          </table:table-cell>
          <table:table-cell table:formula="of:=NPER([.C44];[.D44];[.E44];[.F44])" office:value-type="float" office:value="90">
            <text:p>90</text:p>
          </table:table-cell>
          <table:table-cell table:style-name="ce8" office:value-type="percentage" office:value="0">
            <text:p>0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94in" svg:x="14.6843in" svg:y="7.9012in" draw:caption-point-x="0.3146in" draw:caption-point-y="0.121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4]);[.A44];[.M44])" office:value-type="float" office:value="90">
            <text:p>90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9.57859403981316">
            <text:p>-9.57859</text:p>
          </table:table-cell>
          <table:table-cell table:formula="of:=NPER([.C45];[.D45];[.E45])" office:value-type="float" office:value="-9.57859403981316">
            <text:p>-9.57859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74in" svg:x="14.6843in" svg:y="8.0866in" draw:caption-point-x="0.3146in" draw:caption-point-y="0.121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5]);[.A45];[.M45])" office:value-type="float" office:value="-9.57859403981316">
            <text:p>-9.57859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9.48809500550582">
            <text:p>-9.4881</text:p>
          </table:table-cell>
          <table:table-cell table:formula="of:=NPER([.C46];[.D46];[.E46];;[.F46])" office:value-type="float" office:value="-9.48809500550582">
            <text:p>-9.4881</text:p>
          </table:table-cell>
          <table:table-cell table:style-name="ce8" office:value-type="percentage" office:value="0.01">
            <text:p>1%</text:p>
          </table:table-cell>
          <table:table-cell table:style-name="ce9" office:value-type="float" office:value="-100">
            <text:p>-100</text:p>
          </table:table-cell>
          <table:table-cell table:style-name="ce9" office:value-type="float" office:value="-1000">
            <text:p>-1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74in" svg:x="14.6843in" svg:y="8.272in" draw:caption-point-x="0.3146in" draw:caption-point-y="0.1213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6]);[.A46];[.M46])" office:value-type="float" office:value="-9.48809500550582">
            <text:p>-9.4881</text:p>
          </table:table-cell>
          <table:table-cell table:style-name="Default"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-1512.00799202529">
            <text:p>-1512.00799</text:p>
          </table:table-cell>
          <table:table-cell table:formula="of:=PMT([.C48];[.D48];[.E48];[.F48];[.G48])" office:value-type="currency" office:currency="USD" office:value="-1512.00799202529">
            <text:p>-$1,512.01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MT</text:p>
          </table:table-cell>
          <table:table-cell table:style-name="ce17"/>
          <table:table-cell office:value-type="string">
            <office:annotation draw:style-name="gr1" draw:text-style-name="P1" svg:width="1.4118in" svg:height="0.7969in" svg:x="14.6843in" svg:y="8.6339in" draw:caption-point-x="0.3146in" draw:caption-point-y="0.1224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8]);[.A48];[.M48])" office:value-type="float" office:value="-1512.00799202529">
            <text:p>-1512.00799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500">
            <text:p>-1500</text:p>
          </table:table-cell>
          <table:table-cell table:formula="of:=PMT([.C49];[.D49];[.E49];[.F49])" office:value-type="currency" office:currency="USD" office:value="-1500">
            <text:p>-$1,5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">
            <text:p>5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55in" svg:x="14.6843in" svg:y="8.8106in" draw:caption-point-x="0.3146in" draw:caption-point-y="0.131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49]);[.A49];[.M49])" office:value-type="float" office:value="-1500">
            <text:p>-1500</text:p>
          </table:table-cell>
          <table:table-cell table:style-name="Default"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029.86108005342">
            <text:p>-1029.86108</text:p>
          </table:table-cell>
          <table:table-cell table:formula="of:=PMT([.C50];[.D50];[.E50];0;[.F50])" office:value-type="currency" office:currency="USD" office:value="-1029.86108005342">
            <text:p>-$1,029.8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55in" svg:x="14.6843in" svg:y="8.9961in" draw:caption-point-x="0.3146in" draw:caption-point-y="0.131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0]);[.A50];[.M50])" office:value-type="float" office:value="-1029.86108005342">
            <text:p>-1029.86108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036.65816318177">
            <text:p>-1036.65816</text:p>
          </table:table-cell>
          <table:table-cell table:formula="of:=PMT([.C51];[.D51];[.E51])" office:value-type="currency" office:currency="USD" office:value="-1036.65816318177">
            <text:p>-$1,036.6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0000">
            <text:p>10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6933in" svg:x="14.6843in" svg:y="9.1815in" draw:caption-point-x="0.3146in" draw:caption-point-y="0.131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1]);[.A51];[.M51])" office:value-type="float" office:value="-1036.65816318177">
            <text:p>-1036.65816</text:p>
          </table:table-cell>
          <table:table-cell table:style-name="Default"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29.081160867995">
            <text:p>-129.08116</text:p>
          </table:table-cell>
          <table:table-cell table:formula="of:=PMT([.C52];[.D52];[.E52];[.F52])" office:value-type="currency" office:currency="USD" office:value="-129.081160867995">
            <text:p>-$129.08</text:p>
          </table:table-cell>
          <table:table-cell table:style-name="ce11" office:value-type="percentage" office:value="0.005">
            <text:p>0.50%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189in" svg:x="14.6843in" svg:y="9.3669in" draw:caption-point-x="0.3146in" draw:caption-point-y="0.131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2]);[.A52];[.M52])" office:value-type="float" office:value="-129.081160867995">
            <text:p>-129.08116</text:p>
          </table:table-cell>
          <table:table-cell table:style-name="Default"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231.481481481481">
            <text:p>-231.48148</text:p>
          </table:table-cell>
          <table:table-cell table:formula="of:=PMT([.C53];[.D53];[.E53];[.F53])" office:value-type="currency" office:currency="USD" office:value="-231.481481481481">
            <text:p>-$231.48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16">
            <text:p>2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972in" svg:x="14.6843in" svg:y="9.5524in" draw:caption-point-x="0.3146in" draw:caption-point-y="0.1311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3]);[.A53];[.M53])" office:value-type="float" office:value="-231.481481481481">
            <text:p>-231.48148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1007"/>
        </table:table-row>
        <table:table-row table:style-name="ro4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-70842.6516709746">
            <text:p>-70842.65167</text:p>
          </table:table-cell>
          <table:table-cell table:formula="of:=PV([.C55];[.D55];[.E55];[.F55];[.G55])" office:value-type="currency" office:currency="USD" office:value="-70842.6516709747">
            <text:p>-$70,842.65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V</text:p>
          </table:table-cell>
          <table:table-cell table:style-name="ce17"/>
          <table:table-cell office:value-type="string">
            <office:annotation draw:style-name="gr1" draw:text-style-name="P1" svg:width="1.4118in" svg:height="0.9327in" svg:x="14.6843in" svg:y="9.8972in" draw:caption-point-x="0.3146in" draw:caption-point-y="0.1272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5]);[.A55];[.M55])" office:value-type="float" office:value="-70842.6516709746">
            <text:p>-70842.65167</text:p>
          </table:table-cell>
          <table:table-cell table:style-name="Default"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70445.7633240951">
            <text:p>-70445.76332</text:p>
          </table:table-cell>
          <table:table-cell table:formula="of:=PV([.C56];[.D56];[.E56];[.F56])" office:value-type="currency" office:currency="USD" office:value="-70445.7633240952">
            <text:p>-$70,445.76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6969in" svg:x="14.6843in" svg:y="10.0563in" draw:caption-point-x="0.3146in" draw:caption-point-y="0.153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6]);[.A56];[.M56])" office:value-type="float" office:value="-70445.7633240951">
            <text:p>-70445.76332</text:p>
          </table:table-cell>
          <table:table-cell table:style-name="Default"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70000">
            <text:p>-170000</text:p>
          </table:table-cell>
          <table:table-cell table:formula="of:=PV([.C57];[.D57];[.E57];[.F57])" office:value-type="currency" office:currency="USD" office:value="-170000">
            <text:p>-$170,0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0000">
            <text:p>500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063in" svg:x="14.6843in" svg:y="10.2417in" draw:caption-point-x="0.3146in" draw:caption-point-y="0.153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7]);[.A57];[.M57])" office:value-type="float" office:value="-170000">
            <text:p>-170000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60134.5980120445">
            <text:p>-60134.59801</text:p>
          </table:table-cell>
          <table:table-cell table:formula="of:=PV([.C58];[.D58];[.E58])" office:value-type="currency" office:currency="USD" office:value="-60134.5980120446">
            <text:p>-$60,134.60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8142in" svg:x="14.6843in" svg:y="10.4055in" draw:caption-point-x="0.3146in" draw:caption-point-y="0.1752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8]);[.A58];[.M58])" office:value-type="float" office:value="-60134.5980120445">
            <text:p>-60134.59801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60531.486358924">
            <text:p>-60531.48636</text:p>
          </table:table-cell>
          <table:table-cell table:formula="of:=PV([.C59];[.D59];[.E59];0;[.F59])" office:value-type="currency" office:currency="USD" office:value="-60531.4863589242">
            <text:p>-$60,531.49</text:p>
          </table:table-cell>
          <table:table-cell table:style-name="ce11" office:value-type="percentage" office:value="0.0066">
            <text:p>0.66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665in" svg:x="14.6843in" svg:y="10.6126in" draw:caption-point-x="0.3146in" draw:caption-point-y="0.153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59]);[.A59];[.M59])" office:value-type="float" office:value="-60531.486358924">
            <text:p>-60531.48636</text:p>
          </table:table-cell>
          <table:table-cell table:style-name="Default"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-120000">
            <text:p>-120000</text:p>
          </table:table-cell>
          <table:table-cell table:formula="of:=PV([.C60];[.D60];[.E60])" office:value-type="currency" office:currency="USD" office:value="-120000">
            <text:p>-$120,000.00</text:p>
          </table:table-cell>
          <table:table-cell table:style-name="ce11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 office:value-type="string">
            <office:annotation draw:style-name="gr1" draw:text-style-name="P1" svg:width="1.4118in" svg:height="0.7882in" svg:x="14.6843in" svg:y="10.798in" draw:caption-point-x="0.3146in" draw:caption-point-y="0.1535in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60]);[.A60];[.M60])" office:value-type="float" office:value="-120000">
            <text:p>-120000</text:p>
          </table:table-cell>
          <table:table-cell table:style-name="Default"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.00725205419707778">
            <text:p>0.00725</text:p>
          </table:table-cell>
          <table:table-cell table:formula="of:=RATE([.C62];[.D62];[.E62];[.F62];[.G62];[.H62])" office:value-type="percentage" office:value="0.00725205419707778">
            <text:p>0.73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 office:value-type="string">
            <text:p>RATE</text:p>
          </table:table-cell>
          <table:table-cell table:style-name="ce17"/>
          <table:table-cell/>
          <table:table-cell/>
          <table:table-cell table:style-name="Default" table:formula="of:=IF(ISBLANK([.M62]);[.A62];[.M62])" office:value-type="float" office:value="0.00725205419707778">
            <text:p>0.00725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0.00725205419716956">
            <text:p>0.00725</text:p>
          </table:table-cell>
          <table:table-cell table:formula="of:=RATE([.C63];[.D63];[.E63];[.F63];[.G63])" office:value-type="percentage" office:value="0.00725205419716956">
            <text:p>0.73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3]);[.A63];[.M63])" office:value-type="float" office:value="0.00725205419716956">
            <text:p>0.00725</text:p>
          </table:table-cell>
          <table:table-cell table:style-name="Default"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0.00692582800794534">
            <text:p>0.00693</text:p>
          </table:table-cell>
          <table:table-cell table:formula="of:=RATE([.C64];[.D64];[.E64];[.F64])" office:value-type="percentage" office:value="0.00692582800794534">
            <text:p>0.69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200">
            <text:p>20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4]);[.A64];[.M64])" office:value-type="float" office:value="0.00692582800794534">
            <text:p>0.00693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0.00770147248823279">
            <text:p>0.0077</text:p>
          </table:table-cell>
          <table:table-cell table:formula="of:=RATE([.C65];[.D65];[.E65])" office:value-type="percentage" office:value="0.00770147248823279">
            <text:p>0.77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5]);[.A65];[.M65])" office:value-type="float" office:value="0.00770147248823279">
            <text:p>0.0077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0.00770147248820161">
            <text:p>0.0077</text:p>
          </table:table-cell>
          <table:table-cell table:formula="of:=RATE([.C66];[.D66];[.E66];0;0;[.F66])" office:value-type="percentage" office:value="0.00770147248820161">
            <text:p>0.77%</text:p>
          </table:table-cell>
          <table:table-cell table:style-name="ce9" office:value-type="float" office:value="48">
            <text:p>48</text:p>
          </table:table-cell>
          <table:table-cell table:style-name="ce9" office:value-type="float" office:value="-200">
            <text:p>-200</text:p>
          </table:table-cell>
          <table:table-cell table:style-name="ce9" office:value-type="float" office:value="8000">
            <text:p>8000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6]);[.A66];[.M66])" office:value-type="float" office:value="0.00770147248820161">
            <text:p>0.0077</text:p>
          </table:table-cell>
          <table:table-cell table:style-name="Default"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f:=RATE([.C67];[.D67];[.E67];0;0;[.F67])" office:value-type="percentage" office:value="0">
            <text:p>0.00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-120000">
            <text:p>-120000</text:p>
          </table:table-cell>
          <table:table-cell table:style-name="ce13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RATE([.C68];[.D68];[.E68];0;0;[.F68])" office:value-type="percentage" office:value="-2.00005030496065">
            <text:p>-200.01%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9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7" office:value-type="float" office:value="-2.00005030496065">
            <text:p>-2.00005</text:p>
          </table:table-cell>
          <table:table-cell/>
          <table:table-cell/>
          <table:table-cell table:style-name="Default" table:formula="of:=IF(ISBLANK([.M68]);[.A68];[.M68])" office:value-type="float" office:value="-2.00005030496065">
            <text:p>-2.00005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f:=VDB([.C70];[.D70];[.E70];[.F70];[.G70])" office:value-type="currency" office:currency="USD" office:value="384">
            <text:p>$384.00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VDB</text:p>
          </table:table-cell>
          <table:table-cell table:style-name="ce17"/>
          <table:table-cell/>
          <table:table-cell/>
          <table:table-cell table:style-name="Default" table:formula="of:=IF(ISBLANK([.M70]);[.A70];[.M70])" office:value-type="float" office:value="384">
            <text:p>384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07.2">
            <text:p>307.2</text:p>
          </table:table-cell>
          <table:table-cell table:formula="of:=VDB([.C71];[.D71];[.E71];[.F71];[.G71])" office:value-type="currency" office:currency="USD" office:value="307.2">
            <text:p>$307.20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1]);[.A71];[.M71])" office:value-type="float" office:value="307.2">
            <text:p>307.2</text:p>
          </table:table-cell>
          <table:table-cell table:style-name="Default"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29.1456">
            <text:p>329.1456</text:p>
          </table:table-cell>
          <table:table-cell table:formula="of:=VDB([.C72];[.D72];[.E72];[.F72];[.G72])" office:value-type="currency" office:currency="USD" office:value="329.1456">
            <text:p>$329.15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2]);[.A72];[.M72])" office:value-type="float" office:value="329.1456">
            <text:p>329.1456</text:p>
          </table:table-cell>
          <table:table-cell table:style-name="Default"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13.344">
            <text:p>313.344</text:p>
          </table:table-cell>
          <table:table-cell table:formula="of:=VDB([.C73];[.D73];[.E73];[.F73];[.G73];[.H73];[.I73])" office:value-type="currency" office:currency="USD" office:value="313.344">
            <text:p>$313.34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.3">
            <text:p>2.3</text:p>
          </table:table-cell>
          <table:table-cell table:style-name="ce9" office:value-type="float" office:value="3.4">
            <text:p>3.4</text:p>
          </table:table-cell>
          <table:table-cell table:style-name="ce9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3]);[.A73];[.M73])" office:value-type="float" office:value="313.344">
            <text:p>313.344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890.748405295">
            <text:p>3890.74841</text:p>
          </table:table-cell>
          <table:table-cell table:formula="of:=VDB([.C74];[.D74];[.E74];[.F74];[.G74];[.H74])" office:value-type="currency" office:currency="USD" office:value="3890.748405295">
            <text:p>$3,890.75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.5">
            <text:p>5.5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4]);[.A74];[.M74])" office:value-type="float" office:value="3890.748405295">
            <text:p>3890.74841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428.900849384954">
            <text:p>428.90085</text:p>
          </table:table-cell>
          <table:table-cell table:formula="of:=VDB([.C75];[.D75];[.E75];[.F75];[.G75];[.H75];[.I75])" office:value-type="currency" office:currency="USD" office:value="428.900849384955">
            <text:p>$428.90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5">
            <text:p>1.5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5]);[.A75];[.M75])" office:value-type="float" office:value="428.900849384954">
            <text:p>428.90085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1357.47">
            <text:p>11357.47</text:p>
          </table:table-cell>
          <table:table-cell table:formula="of:=VDB([.C76];[.D76];[.E76];[.F76];[.G76];[.H76])" office:value-type="currency" office:currency="USD" office:value="11357.47">
            <text:p>$11,357.47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.1">
            <text:p>10.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6]);[.A76];[.M76])" office:value-type="float" office:value="11357.47">
            <text:p>11357.47</text:p>
          </table:table-cell>
          <table:table-cell table:style-name="Default"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488.776192">
            <text:p>2488.77619</text:p>
          </table:table-cell>
          <table:table-cell table:formula="of:=VDB([.C77];[.D77];[.E77];[.F77];[.G77];[.H77])" office:value-type="currency" office:currency="USD" office:value="2488.776192">
            <text:p>$2,488.78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2">
            <text:p>2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7]);[.A77];[.M77])" office:value-type="float" office:value="2488.776192">
            <text:p>2488.77619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78];[.D78];[.E78];[.F78];[.G78])" office:value-type="currency" office:currency="USD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8]);[.A78];[.M78])" office:value-type="string" office:string-value="Err:502">
            <text:p>Err:502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79];[.D79];[.E79];[.F79];[.G79])" office:value-type="currency" office:currency="USD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79]);[.A79];[.M79])" office:value-type="string" office:string-value="Err:502">
            <text:p>Err:502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80];[.D80];[.E80];[.F80];[.G80])" office:value-type="currency" office:currency="USD" office:value="0">
            <text:p>Err:50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2401">
            <text:p>240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0]);[.A80];[.M80])" office:value-type="string" office:string-value="Err:502">
            <text:p>Err:502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DB([.C81];[.D81];[.E81];[.F81];[.G81])" office:value-type="currency" office:currency="USD" office:value="0">
            <text:p>Err:502</text:p>
          </table:table-cell>
          <table:table-cell table:style-name="ce9" office:value-type="float" office:value="2400">
            <text:p>2400</text:p>
          </table:table-cell>
          <table:table-cell table:style-name="ce9" office:value-type="float" office:value="2410">
            <text:p>24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147.10447">
            <text:p>1147.10447</text:p>
          </table:table-cell>
          <table:table-cell table:formula="of:=VDB([.C82];[.D82];[.E82];[.F82];[.G82];[.H82])" office:value-type="currency" office:currency="USD" office:value="0">
            <text:p>Err:5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0">
            <text:p>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!NUM:FE</text:p>
          </table:table-cell>
          <table:table-cell table:formula="of:=VDB([.C83];[.D83];[.E83];[.F83];[.G83];[.H83])" office:value-type="currency" office:currency="USD" office:value="0">
            <text:p>Err:502</text:p>
          </table:table-cell>
          <table:table-cell table:style-name="ce9" office:value-type="float" office:value="12345.12">
            <text:p>12345.12</text:p>
          </table:table-cell>
          <table:table-cell table:style-name="ce9" office:value-type="float" office:value="987.65">
            <text:p>987.6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.01">
            <text:p>1.01</text:p>
          </table:table-cell>
          <table:table-cell table:style-name="ce9" office:value-type="float" office:value="-0.001">
            <text:p>-0.001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float" office:value="-0.448679929420073">
            <text:p>-0.44868</text:p>
          </table:table-cell>
          <table:table-cell table:style-name="ce5" table:formula="of:=XIRR([.F85:.H85];[.C85:.E85];[.I85])" office:value-type="float" office:value="-0.448679929420073">
            <text:p>-0.44868</text:p>
          </table:table-cell>
          <table:table-cell table:style-name="ce12" office:value-type="date" office:date-value="2008-01-01T04:00:00">
            <text:p>01/01/08 04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11" office:value-type="percentage" office:value="0.1">
            <text:p>10.00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XIRR</text:p>
          </table:table-cell>
          <table:table-cell table:style-name="ce17"/>
          <table:table-cell/>
          <table:table-cell/>
          <table:table-cell table:style-name="Default" table:formula="of:=IF(ISBLANK([.M85]);[.A85];[.M85])" office:value-type="float" office:value="-0.448679929420073">
            <text:p>-0.44868</text:p>
          </table:table-cell>
          <table:table-cell table:style-name="Default"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float" office:value="-0.448679929420073">
            <text:p>-0.44868</text:p>
          </table:table-cell>
          <table:table-cell table:style-name="ce5" table:formula="of:=XIRR([.F86:.H86];[.C86:.E86])" office:value-type="float" office:value="-0.448679929420073">
            <text:p>-0.44868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/>
          <table:table-cell office:value-type="float" office:value="6">
            <text:p>6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6]);[.A86];[.M86])" office:value-type="float" office:value="-0.448679929420073">
            <text:p>-0.44868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float" office:value="-0.448679929420073">
            <text:p>-0.44868</text:p>
          </table:table-cell>
          <table:table-cell table:style-name="ce5" table:formula="of:=XIRR([.F87:.H87];[.C87:.E87];[.I87])" office:value-type="float" office:value="-0.448679929420073">
            <text:p>-0.44868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 office:value-type="float" office:value="-0.7">
            <text:p>-0.7</text:p>
          </table:table-cell>
          <table:table-cell office:value-type="float" office:value="7">
            <text:p>7</text:p>
          </table:table-cell>
          <table:table-cell table:style-name="Default" table:number-columns-repeated="2"/>
          <table:table-cell table:style-name="Default"/>
          <table:table-cell/>
          <table:table-cell table:style-name="Default"/>
          <table:table-cell table:style-name="Default" table:formula="of:=IF(ISBLANK([.M87]);[.A87];[.M87])" office:value-type="float" office:value="-0.448679929420073">
            <text:p>-0.44868</text:p>
          </table:table-cell>
          <table:table-cell table:style-name="Default"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!NUM:FE</text:p>
          </table:table-cell>
          <table:table-cell table:style-name="ce5" table:formula="of:=XIRR([.F88:.H88];[.C88:.E88];[.I88])" office:value-type="float" office:value="0">
            <text:p>Err:502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 office:value-type="float" office:value="0.1">
            <text:p>0.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88]);[.A88];[.M88])" office:value-type="string" office:string-value="Err:502">
            <text:p>Err:502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float" office:value="-0.448679929420073">
            <text:p>-0.44868</text:p>
          </table:table-cell>
          <table:table-cell table:style-name="ce5" table:formula="of:=XIRR([.F89:.H89];[.C89:.E89];[.I89])" office:value-type="float" office:value="-0.448679929420073">
            <text:p>-0.44868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 office:value-type="float" office:value="-0.99999">
            <text:p>-0.99999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Default"/>
          <table:table-cell/>
          <table:table-cell/>
          <table:table-cell table:style-name="Default" table:formula="of:=IF(ISBLANK([.M89]);[.A89];[.M89])" office:value-type="float" office:value="-0.448679929420073">
            <text:p>-0.44868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!NUM:FE</text:p>
          </table:table-cell>
          <table:table-cell table:style-name="ce5" table:formula="of:=XIRR([.F90:.H90];[.C90:.E90];[.I90])" office:value-type="float" office:value="0">
            <text:p>Err:502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0]);[.A90];[.M90])" office:value-type="string" office:string-value="Err:502">
            <text:p>Err:502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!NUM:FE</text:p>
          </table:table-cell>
          <table:table-cell table:style-name="ce5" table:formula="of:=XIRR([.F91:.H91];[.C91:.E91];[.I91])" office:value-type="float" office:value="0">
            <text:p>Err:502</text:p>
          </table:table-cell>
          <table:table-cell table:style-name="ce12" office:value-type="date" office:date-value="2008-01-01">
            <text:p>01/01/08 12:00 AM</text:p>
          </table:table-cell>
          <table:table-cell table:style-name="ce12" office:value-type="date" office:date-value="2008-03-01">
            <text:p>03/01/08 12:00 AM</text:p>
          </table:table-cell>
          <table:table-cell table:style-name="ce12" office:value-type="date" office:date-value="2008-10-30">
            <text:p>10/30/08 12:00 AM</text:p>
          </table:table-cell>
          <table:table-cell table:style-name="ce9" office:value-type="float" office:value="-10000">
            <text:p>-10000</text:p>
          </table:table-cell>
          <table:table-cell table:style-name="ce9" office:value-type="float" office:value="2750">
            <text:p>2750</text:p>
          </table:table-cell>
          <table:table-cell table:style-name="ce9" office:value-type="float" office:value="4250">
            <text:p>4250</text:p>
          </table:table-cell>
          <table:table-cell table:style-name="ce9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91]);[.A91];[.M91])" office:value-type="string" office:string-value="Err:502">
            <text:p>Err:502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9909">
          <table:table-cell table:style-name="ce3"/>
          <table:table-cell/>
          <table:table-cell table:style-name="ce9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 table:number-rows-repeated="55535">
          <table:table-cell table:number-columns-repeated="1024"/>
        </table:table-row>
        <table:table-row table:style-name="ro3">
          <table:table-cell table:number-columns-repeated="9"/>
          <table:table-cell table:style-name="ce16"/>
          <table:table-cell table:number-columns-repeated="1014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р.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р.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р. </number:text>
    </number:number-style>
    <number:number-style style:name="N177P1" style:volatile="true">
      <number:text>-</number:text>
      <number:number number:decimal-places="0" number:min-integer-digits="1" number:grouping="true"/>
      <number:text>р. </number:text>
    </number:number-style>
    <number:number-style style:name="N177P2" style:volatile="true">
      <number:text> -р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р. </number:text>
    </number:number-style>
    <number:number-style style:name="N185P1" style:volatile="true">
      <number:text>-</number:text>
      <number:number number:decimal-places="2" number:min-integer-digits="1" number:grouping="true"/>
      <number:text>р. </number:text>
    </number:number-style>
    <number:number-style style:name="N185P2" style:volatile="true">
      <number:text> -</number:text>
      <number:number number:decimal-places="0" number:min-integer-digits="0"/>
      <number:text>р.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number:min-integer-digits="1" number:grouping="true"/>
      <number:text>    </number:text>
    </number:number-style>
    <number:number-style style:name="N189P2" style:volatile="true">
      <number:text> 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number-style style:name="N193">
      <number:number number:decimal-places="5" number:min-integer-digits="1"/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number-style style:name="N198P0" style:volatile="true">
      <number:number number:decimal-places="3" number:min-integer-digits="1" number:grouping="true"/>
      <number:text> </number:text>
    </number:number-style>
    <number:number-style style:name="N198P1" style:volatile="true">
      <number:text> -</number:text>
      <number:number number:decimal-places="3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number:number number:decimal-places="4" number:min-integer-digits="1" number:grouping="true"/>
      <number:text> </number:text>
    </number:number-style>
    <number:number-style style:name="N201P1" style:volatile="true">
      <number:text> -</number:text>
      <number:number number:decimal-places="4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4P0" style:volatile="true">
      <number:number number:decimal-places="5" number:min-integer-digits="1" number:grouping="true"/>
      <number:text> </number:text>
    </number:number-style>
    <number:number-style style:name="N204P1" style:volatile="true">
      <number:text> -</number:text>
      <number:number number:decimal-places="5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number number:decimal-places="6" number:min-integer-digits="1" number:grouping="true"/>
      <number:text> </number:text>
    </number:number-style>
    <number:number-style style:name="N207P1" style:volatile="true">
      <number:text> -</number:text>
      <number:number number:decimal-places="6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" number:min-integer-digits="1" number:grouping="true"/>
      <number:text> </number:text>
    </number:number-style>
    <number:number-style style:name="N210P1" style:volatile="true">
      <number:text> -</number:text>
      <number:number number:decimal-places="1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3" number:min-integer-digits="1"/>
    </number:number-style>
    <number:number-style style:name="N214P0" style:volatile="true">
      <number:text>Yes</number:text>
    </number:number-style>
    <number:number-style style:name="N214P1" style:volatile="true">
      <number:text>Yes</number:text>
    </number:number-style>
    <number:number-style style:name="N214">
      <number:text>No</number:text>
      <style:map style:condition="value()&gt;0" style:apply-style-name="N214P0"/>
      <style:map style:condition="value()&lt;0" style:apply-style-name="N214P1"/>
    </number:number-style>
    <number:number-style style:name="N216P0" style:volatile="true">
      <number:text>True</number:text>
    </number:number-style>
    <number:number-style style:name="N216P1" style:volatile="true">
      <number:text>True</number:text>
    </number:number-style>
    <number:number-style style:name="N216">
      <number:text>False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On</number:text>
    </number:number-style>
    <number:number-style style:name="N218P1" style:volatile="true">
      <number:text>On</number:text>
    </number:number-style>
    <number:number-style style:name="N218">
      <number:text>Off</number:text>
      <style:map style:condition="value()&gt;0" style:apply-style-name="N218P0"/>
      <style:map style:condition="value()&lt;0" style:apply-style-name="N218P1"/>
    </number:number-style>
    <number:currency-style style:name="N22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0P0"/>
    </number:currency-style>
    <number:date-style style:name="N222P0" style:volatile="true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text-style style:name="N222">
      <number:text-content/>
      <style:map style:condition="value()&gt;=0" style:apply-style-name="N222P0"/>
    </number:text-style>
    <number:date-style style:name="N22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224">
      <number:text-content/>
      <style:map style:condition="value()&gt;=0" style:apply-style-name="N224P0"/>
    </number:text-style>
    <number:number-style style:name="N225">
      <number:number number:decimal-places="12" number:min-integer-digits="1"/>
    </number:number-style>
    <number:number-style style:name="N226">
      <number:number number:decimal-places="20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8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ter Arrenbrecht</meta:initial-creator>
    <meta:creation-date>2005-11-22T22:05:38</meta:creation-date>
    <dc:date>2010-08-12T18:42:40.97</dc:date>
    <meta:editing-cycles>10</meta:editing-cycles>
    <meta:editing-duration>PT00H12M25S</meta:editing-duration>
    <dc:creator>Boris Samsonov</dc:creator>
    <meta:document-statistic meta:table-count="1" meta:cell-count="972" meta:object-count="0"/>
    <meta:user-defined meta:name="Info 1"/>
    <meta:user-defined meta:name="Info 2"/>
    <meta:user-defined meta:name="Info 3"/>
    <meta:user-defined meta:name="Info 4"/>
  </office:meta>
</office:document-meta>
</file>